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E000002B8615D1F35928921BB.png" manifest:media-type="image/png"/>
  <manifest:file-entry manifest:full-path="Pictures/10000000000005CE000004966637A830CD9D65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31in" style:rel-width="100%" fo:margin-left="-0.075in" table:align="left" style:writing-mode="lr-tb"/>
    </style:style>
    <style:style style:name="Table3.A" style:family="table-column">
      <style:table-column-properties style:column-width="0.5882in" style:rel-column-width="847*"/>
    </style:style>
    <style:style style:name="Table3.B" style:family="table-column">
      <style:table-column-properties style:column-width="5.4153in" style:rel-column-width="7798*"/>
    </style:style>
    <style:style style:name="Table3.C" style:family="table-column">
      <style:table-column-properties style:column-width="0.6896in" style:rel-column-width="993*"/>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style:text-properties fo:color="#000000"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7" style:family="paragraph" style:parent-style-name="Standard">
      <style:paragraph-properties style:snap-to-layout-grid="false"/>
      <style:text-properties fo:color="#000000" fo:font-size="14pt" style:font-size-asian="14pt" style:font-size-complex="14pt"/>
    </style:style>
    <style:style style:name="P18" style:family="paragraph" style:parent-style-name="Standard">
      <style:paragraph-properties fo:line-height="100%"/>
      <style:text-properties fo:color="#000000" fo:font-size="14pt" style:font-size-asian="14pt" style:font-size-complex="14pt"/>
    </style:style>
    <style:style style:name="P19"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0" style:family="paragraph" style:parent-style-name="Standard">
      <style:text-properties fo:color="#000000" fo:font-size="14pt" fo:font-weight="bold" style:font-size-asian="14pt" style:font-weight-asian="bold" style:font-size-complex="14pt" style:font-weight-complex="bold"/>
    </style:style>
    <style:style style:name="P21" style:family="paragraph" style:parent-style-name="Standard">
      <style:paragraph-properties fo:line-height="150%"/>
      <style:text-properties fo:color="#000000" fo:font-size="14pt" fo:language="en" fo:country="US" style:font-size-asian="14pt" style:font-size-complex="14pt"/>
    </style:style>
    <style:style style:name="P22" style:family="paragraph" style:parent-style-name="Standard">
      <style:paragraph-properties fo:line-height="150%" style:snap-to-layout-grid="false"/>
      <style:text-properties fo:color="#000000" fo:font-size="14pt" fo:language="en" fo:country="US" style:font-size-asian="14pt" style:font-size-complex="14pt"/>
    </style:style>
    <style:style style:name="P23" style:family="paragraph" style:parent-style-name="Standard">
      <style:paragraph-properties style:snap-to-layout-grid="false"/>
      <style:text-properties fo:color="#000000" fo:font-size="14pt" fo:language="en" fo:country="US" style:font-size-asian="14pt" style:font-size-complex="14pt"/>
    </style:style>
    <style:style style:name="P24"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25"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6" style:family="paragraph" style:parent-style-name="Standard">
      <style:text-properties fo:color="#000000" fo:font-size="14pt" fo:letter-spacing="-0.0016in" fo:language="en" fo:country="US" style:font-size-asian="14pt" style:font-size-complex="14pt"/>
    </style:style>
    <style:style style:name="P27" style:family="paragraph" style:parent-style-name="Standard">
      <style:text-properties fo:color="#000000" fo:font-size="14pt" fo:letter-spacing="-0.0016in" style:font-size-asian="14pt" style:font-size-complex="14pt"/>
    </style:style>
    <style:style style:name="P28" style:family="paragraph" style:parent-style-name="Standard">
      <style:paragraph-properties fo:line-height="150%"/>
      <style:text-properties fo:color="#000000" fo:font-size="10pt" style:font-size-asian="10pt" style:font-size-complex="14pt"/>
    </style:style>
    <style:style style:name="P29" style:family="paragraph" style:parent-style-name="Standard">
      <style:paragraph-properties fo:line-height="150%" fo:text-align="center" style:justify-single-word="false" fo:break-before="page"/>
    </style:style>
    <style:style style:name="P30"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31"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32" style:family="paragraph" style:parent-style-name="Standard">
      <style:paragraph-properties fo:margin-left="0in" fo:margin-right="0in" fo:line-height="150%" fo:text-indent="0.4925in" style:auto-text-indent="false"/>
    </style:style>
    <style:style style:name="P33" style:family="paragraph" style:parent-style-name="Standard">
      <style:paragraph-properties fo:margin-left="0in" fo:margin-right="0in" fo:line-height="150%" fo:text-align="justify" style:justify-single-word="false" fo:text-indent="0.4925in" style:auto-text-indent="false"/>
    </style:style>
    <style:style style:name="P34" style:family="paragraph" style:parent-style-name="Standard">
      <style:paragraph-properties fo:margin-left="0in" fo:margin-right="0in" fo:line-height="150%" fo:text-align="center" style:justify-single-word="false" fo:text-indent="0.4925in" style:auto-text-indent="false"/>
    </style:style>
    <style:style style:name="P35"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36"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39"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40"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41"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42"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43" style:family="paragraph" style:parent-style-name="Standard">
      <style:paragraph-properties fo:margin-left="0in" fo:margin-right="0in" fo:line-height="150%" fo:text-indent="0.4925in" style:auto-text-indent="false"/>
      <style:text-properties fo:color="#000000" fo:language="en" fo:country="US"/>
    </style:style>
    <style:style style:name="P44"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45"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46"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47"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48"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49"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50"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51"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52"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53"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54" style:family="paragraph" style:parent-style-name="Standard" style:master-page-name="">
      <loext:graphic-properties draw:fill="none"/>
      <style:paragraph-properties fo:margin-left="0in" fo:margin-right="0in" fo:line-height="150%" fo:text-align="start" style:justify-single-word="false" fo:orphans="2" fo:widows="2" fo:hyphenation-ladder-count="no-limit" fo:text-indent="0.5in"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style:style>
    <style:style style:name="P55"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56" style:family="paragraph" style:parent-style-name="Times14_5f_РИО2">
      <style:paragraph-properties fo:margin-left="0in" fo:margin-right="0in" fo:line-height="150%" fo:text-align="center" style:justify-single-word="false" fo:text-indent="0in" style:auto-text-indent="false"/>
    </style:style>
    <style:style style:name="P57"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58"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P59"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60" style:family="paragraph" style:parent-style-name="Standard">
      <style:paragraph-properties fo:margin-left="0in" fo:margin-right="0in" fo:line-height="150%" fo:text-indent="0.0984in" style:auto-text-indent="false"/>
      <style:text-properties fo:color="#000000" fo:font-size="14pt" fo:language="en" fo:country="US" style:font-size-asian="14pt" style:font-size-complex="14pt" style:font-weight-complex="bold"/>
    </style:style>
    <style:style style:name="P61"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62"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63"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64"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5"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66"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7"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68" style:family="paragraph" style:parent-style-name="Standard" style:list-style-name="WW8Num5">
      <style:paragraph-properties fo:margin-left="0.5in" fo:margin-right="0in" fo:line-height="150%" fo:orphans="2" fo:widows="2" fo:text-indent="-0.25in"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69"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70" style:family="paragraph" style:parent-style-name="Standard" style:list-style-name="WW8Num5">
      <style:paragraph-properties fo:line-height="150%" fo:orphans="2" fo:widows="2" style:writing-mode="lr-tb"/>
      <style:text-properties fo:color="#000000" fo:font-size="14pt" officeooo:rsid="002d91e1" officeooo:paragraph-rsid="002db581" style:font-size-asian="14pt" style:font-size-complex="14pt"/>
    </style:style>
    <style:style style:name="P71"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72"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73"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74"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75"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76"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77"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78"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9"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80" style:family="paragraph" style:parent-style-name="Standard" style:list-style-name="WW8Num8">
      <style:paragraph-properties fo:margin-left="0.5in" fo:margin-right="0in" fo:line-height="150%" fo:text-align="start" style:justify-single-word="false" fo:text-indent="-0.2492in" style:auto-text-indent="false"/>
    </style:style>
    <style:style style:name="P81"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82" style:family="paragraph" style:parent-style-name="Standard">
      <style:paragraph-properties fo:margin-left="0in" fo:margin-right="0in" fo:line-height="150%" fo:text-indent="0.4925in"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83" style:family="paragraph" style:parent-style-name="Standard" style:master-page-name="">
      <loext:graphic-properties draw:fill="none"/>
      <style:paragraph-properties fo:margin-left="0.5in" fo:margin-right="0in" fo:line-height="150%" fo:orphans="2" fo:widows="2" fo:hyphenation-ladder-count="no-limit" fo:text-indent="-0.5in"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fo:language="en" fo:country="US" style:font-size-asian="14pt" style:font-size-complex="14pt"/>
    </style:style>
    <style:style style:name="T4" style:family="text">
      <style:text-properties fo:color="#000000" fo:font-size="14pt" fo:language="en" fo:country="US" style:font-size-asian="14pt" style:font-size-complex="14pt" style:font-weight-complex="bold"/>
    </style:style>
    <style:style style:name="T5" style:family="text">
      <style:text-properties fo:color="#000000" fo:font-size="14pt" fo:language="en" fo:country="US" fo:font-weight="bold" style:font-size-asian="14pt" style:font-weight-asian="bold" style:font-size-complex="14pt" style:font-weight-complex="bold"/>
    </style:style>
    <style:style style:name="T6" style:family="text">
      <style:text-properties fo:color="#000000" fo:font-size="14pt" fo:language="en" fo:country="US" fo:font-weight="normal" style:font-size-asian="14pt" style:font-weight-asian="normal" style:font-size-complex="14pt" style:font-weight-complex="normal"/>
    </style:style>
    <style:style style:name="T7" style:family="text">
      <style:text-properties fo:color="#000000" fo:font-size="14pt" fo:font-weight="normal" style:font-size-asian="14pt" style:font-weight-asian="normal" style:font-size-complex="14pt" style:font-weight-complex="normal"/>
    </style:style>
    <style:style style:name="T8" style:family="text">
      <style:text-properties fo:color="#000000" fo:font-size="14pt" fo:language="ru" fo:country="RU" style:font-size-asian="14pt" style:font-size-complex="14pt"/>
    </style:style>
    <style:style style:name="T9" style:family="text">
      <style:text-properties fo:color="#000000" fo:font-size="14pt" fo:language="ru" fo:country="RU" fo:font-weight="bold" style:font-size-asian="14pt" style:font-weight-asian="bold" style:font-size-complex="14pt" style:font-weight-complex="bold"/>
    </style:style>
    <style:style style:name="T10" style:family="text">
      <style:text-properties fo:color="#000000" fo:font-size="14pt" fo:language="ru" fo:country="RU" fo:font-weight="normal" style:font-size-asian="14pt" style:font-weight-asian="normal" style:font-size-complex="14pt" style:font-weight-complex="normal"/>
    </style:style>
    <style:style style:name="T11" style:family="text">
      <style:text-properties fo:color="#000000" fo:font-size="14pt" fo:font-weight="bold" style:font-size-asian="14pt" style:font-weight-asian="bold" style:font-size-complex="14pt"/>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000000" fo:font-size="14pt" fo:font-style="italic" fo:font-weight="bold" style:font-size-asian="14pt" style:font-style-asian="italic" style:font-weight-asian="bold" style:font-size-complex="14pt"/>
    </style:style>
    <style:style style:name="T14" style:family="text">
      <style:text-properties fo:color="#000000" style:text-line-through-style="none" style:text-line-through-type="none" fo:font-size="14pt" style:text-underline-style="none" style:font-size-asian="14pt" style:font-size-complex="14pt"/>
    </style:style>
    <style:style style:name="T15" style:family="text">
      <style:text-properties fo:color="#000000" style:text-line-through-style="none" style:text-line-through-type="none" fo:font-size="14pt" fo:language="ru" fo:country="RU" style:text-underline-style="none" style:font-size-asian="14pt" style:font-size-complex="14pt"/>
    </style:style>
    <style:style style:name="T16" style:family="text">
      <style:text-properties fo:text-transform="uppercase" fo:color="#000000" style:font-size-complex="14pt"/>
    </style:style>
    <style:style style:name="T17" style:family="text">
      <style:text-properties fo:text-transform="uppercase" fo:color="#000000" fo:font-size="14pt" fo:font-weight="bold" style:font-size-asian="14pt" style:font-weight-asian="bold" style:font-size-complex="14pt"/>
    </style:style>
    <style:style style:name="T18" style:family="text">
      <style:text-properties fo:text-transform="uppercase" fo:color="#000000" fo:font-size="14pt" fo:font-style="italic" fo:font-weight="bold" style:font-size-asian="14pt" style:font-style-asian="italic" style:font-weight-asian="bold" style:font-size-complex="14pt"/>
    </style:style>
    <style:style style:name="T19" style:family="text">
      <style:text-properties fo:font-variant="normal" fo:text-transform="none" fo:color="#000000" fo:font-size="14pt" style:font-size-asian="14pt" style:font-size-complex="14pt"/>
    </style:style>
    <style:style style:name="T20" style:family="text">
      <style:text-properties fo:font-variant="normal" fo:text-transform="none" fo:color="#000000" fo:font-size="14pt" fo:font-weight="normal" style:font-size-asian="14pt" style:font-weight-asian="normal" style:font-size-complex="14pt" style:font-weight-complex="normal"/>
    </style:style>
    <style:style style:name="T21"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22"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23"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24"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25"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26"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27"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28"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29"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30"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31"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32"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33"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34" style:family="text">
      <style:text-properties officeooo:rsid="001aee42"/>
    </style:style>
    <style:style style:name="T35" style:family="text">
      <style:text-properties officeooo:rsid="001e48ae"/>
    </style:style>
    <style:style style:name="T36" style:family="text">
      <style:text-properties officeooo:rsid="002010bb"/>
    </style:style>
    <style:style style:name="T37" style:family="text">
      <style:text-properties officeooo:rsid="00233f88"/>
    </style:style>
    <style:style style:name="T38" style:family="text">
      <style:text-properties officeooo:rsid="00236bd7"/>
    </style:style>
    <style:style style:name="T39" style:family="text">
      <style:text-properties fo:language="en" fo:country="US" officeooo:rsid="00236bd7"/>
    </style:style>
    <style:style style:name="T40" style:family="text">
      <style:text-properties fo:language="en" fo:country="US" officeooo:rsid="002b8295"/>
    </style:style>
    <style:style style:name="T41" style:family="text">
      <style:text-properties officeooo:rsid="0024d311"/>
    </style:style>
    <style:style style:name="T42" style:family="text">
      <style:text-properties officeooo:rsid="002cf716"/>
    </style:style>
    <style:style style:name="T43" style:family="text">
      <style:text-properties fo:language="ru" fo:country="RU"/>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9">Кафедра МО ЭВМ</text:p>
      <text:p text:style-name="P19"/>
      <text:p text:style-name="P19"/>
      <text:p text:style-name="P19"/>
      <text:p text:style-name="P12"/>
      <text:p text:style-name="P12"/>
      <text:p text:style-name="P12"/>
      <text:p text:style-name="P56"><text:span text:style-name="Название_20_книги"><text:span text:style-name="T16">отчет</text:span></text:span></text:p>
      <text:p text:style-name="P19">по учебной практике</text:p>
      <text:p text:style-name="P3"><text:span text:style-name="Название_20_книги"><text:span text:style-name="T19">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3">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5"/>
      <text:p text:style-name="P15"/>
      <text:p text:style-name="P15">Санкт-Петербург</text:p>
      <text:p text:style-name="P3"><text:span text:style-name="T2">20</text:span><text:span text:style-name="T4">20</text:span></text:p>
      <text:p text:style-name="P30">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7">ктики: в</text:span><text:span text:style-name="Название_20_книги"><text:span text:style-name="T20">изуализация алгоритмов на графах</text:span></text:span></text:p>
            <text:p text:style-name="P21"/>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4">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3">29</text:span><text:span text:style-name="T1">.0</text:span><text:span text:style-name="T3">6</text:span><text:span text:style-name="T1">.20</text:span><text:span text:style-name="T3">20</text:span><text:span text:style-name="T1"> – </text:span><text:span text:style-name="T3">12</text:span><text:span text:style-name="T1">.07.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сдачи отчета: 00.</text:span><text:span text:style-name="T3">07</text:span><text:span text:style-name="T1">.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защиты отчета: 00.</text:span><text:span text:style-name="T3">07</text:span><text:span text:style-name="T1">.20</text:span><text:span text:style-name="T3">20</text:span></text:p>
          </table:table-cell>
          <table:covered-table-cell/>
          <table:covered-table-cell/>
        </table:table-row>
        <table:table-row table:style-name="Table2.8">
          <table:table-cell table:style-name="Table2.A1" table:number-columns-spanned="3" office:value-type="string">
            <text:p text:style-name="P22"/>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3"/>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17"/>
          </table:table-cell>
          <table:table-cell table:style-name="Table2.A9" office:value-type="string">
            <text:p text:style-name="P13">Фирсов М.А.</text:p>
          </table:table-cell>
        </table:table-row>
      </table:table>
      <text:p text:style-name="P8"/>
      <text:p text:style-name="P30">Аннотация</text:p>
      <text:p text:style-name="P35"/>
      <text:p text:style-name="P33"><text:span text:style-name="T1">В отчете о практике собрана теоретическая и практическая информация о разработке графического приложения на языке </text:span><text:span text:style-name="T3">Java. </text:span><text:span text:style-name="T8">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5">Отчет состоит из: введения, четырех глав, поделенных на параграфы, заключения, списка использованных источников и приложения с исходным кодом программы.</text:span></text:p>
      <text:p text:style-name="P37">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7">В заключении приведены выводы, полученные в ходе работы.</text:p>
      <text:p text:style-name="P33"/>
      <text:p text:style-name="P38"/>
      <text:p text:style-name="P38"/>
      <text:p text:style-name="P9">Summary</text:p>
      <text:p text:style-name="P9"/>
      <text:p text:style-name="P36"/>
      <text:p text:style-name="P39">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9">In conclusion, the conclusions obtained in the course of the work are given.</text:p>
      <text:p text:style-name="P26"/>
      <text:p text:style-name="P31">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
          </table:table-cell>
          <table:table-cell table:style-name="Table3.A1" office:value-type="string">
            <text:p text:style-name="P14">Введение</text:p>
          </table:table-cell>
          <table:table-cell table:style-name="Table3.A1" office:value-type="string">
            <text:p text:style-name="P15">5</text:p>
          </table:table-cell>
        </table:table-row>
        <table:table-row table:style-name="Table3.1">
          <table:table-cell table:style-name="Table3.A1" office:value-type="string">
            <text:p text:style-name="P14">1.</text:p>
          </table:table-cell>
          <table:table-cell table:style-name="Table3.A1" office:value-type="string">
            <text:p text:style-name="P14">Требования к программе</text:p>
          </table:table-cell>
          <table:table-cell table:style-name="Table3.A1" office:value-type="string">
            <text:p text:style-name="P15">6</text:p>
          </table:table-cell>
        </table:table-row>
        <table:table-row table:style-name="Table3.1">
          <table:table-cell table:style-name="Table3.A1" office:value-type="string">
            <text:p text:style-name="P59">1.1.</text:p>
          </table:table-cell>
          <table:table-cell table:style-name="Table3.A1" office:value-type="string">
            <text:p text:style-name="P14">Исходные требования к программе*</text:p>
          </table:table-cell>
          <table:table-cell table:style-name="Table3.A1" office:value-type="string">
            <text:p text:style-name="P24">0</text:p>
          </table:table-cell>
        </table:table-row>
        <table:table-row table:style-name="Table3.1">
          <table:table-cell table:style-name="Table3.A1" office:value-type="string">
            <text:p text:style-name="P59">1.2.</text:p>
          </table:table-cell>
          <table:table-cell table:style-name="Table3.A1" office:value-type="string">
            <text:p text:style-name="P14">Уточнение требований после сдачи прототипа</text:p>
          </table:table-cell>
          <table:table-cell table:style-name="Table3.A1" office:value-type="string">
            <text:p text:style-name="P15">0</text:p>
          </table:table-cell>
        </table:table-row>
        <table:table-row table:style-name="Table3.1">
          <table:table-cell table:style-name="Table3.A1" office:value-type="string">
            <text:p text:style-name="P59">1.3.</text:p>
            <text:p text:style-name="P60">1.4</text:p>
          </table:table-cell>
          <table:table-cell table:style-name="Table3.A1" office:value-type="string">
            <text:p text:style-name="P14">Уточнение требований после сдачи 1-ой версии</text:p>
            <text:p text:style-name="P14">Уточнение требований после сдачи 2-ой версии</text:p>
          </table:table-cell>
          <table:table-cell table:style-name="Table3.A1" office:value-type="string">
            <text:p text:style-name="P15">0</text:p>
            <text:p text:style-name="P24">0</text:p>
          </table:table-cell>
        </table:table-row>
        <table:table-row table:style-name="Table3.1">
          <table:table-cell table:style-name="Table3.A1" office:value-type="string">
            <text:p text:style-name="P14">2.</text:p>
          </table:table-cell>
          <table:table-cell table:style-name="Table3.A1" office:value-type="string">
            <text:p text:style-name="P14">План разработки и распределение ролей в бригаде</text:p>
          </table:table-cell>
          <table:table-cell table:style-name="Table3.A1" office:value-type="string">
            <text:p text:style-name="P24">0</text:p>
          </table:table-cell>
        </table:table-row>
        <table:table-row table:style-name="Table3.1">
          <table:table-cell table:style-name="Table3.A1" office:value-type="string">
            <text:p text:style-name="P59">2.1.</text:p>
          </table:table-cell>
          <table:table-cell table:style-name="Table3.A1" office:value-type="string">
            <text:p text:style-name="P14">План разработки</text:p>
          </table:table-cell>
          <table:table-cell table:style-name="Table3.A1" office:value-type="string">
            <text:p text:style-name="P24">0</text:p>
          </table:table-cell>
        </table:table-row>
        <table:table-row table:style-name="Table3.1">
          <table:table-cell table:style-name="Table3.A1" office:value-type="string">
            <text:p text:style-name="P59">2.2.</text:p>
          </table:table-cell>
          <table:table-cell table:style-name="Table3.A1" office:value-type="string">
            <text:p text:style-name="P14">Распределение ролей в бригаде</text:p>
          </table:table-cell>
          <table:table-cell table:style-name="Table3.A1" office:value-type="string">
            <text:p text:style-name="P15">0</text:p>
          </table:table-cell>
        </table:table-row>
        <table:table-row table:style-name="Table3.1">
          <table:table-cell table:style-name="Table3.A1" office:value-type="string">
            <text:p text:style-name="P14">3.</text:p>
          </table:table-cell>
          <table:table-cell table:style-name="Table3.A1" office:value-type="string">
            <text:p text:style-name="P14">Особенности реализации</text:p>
          </table:table-cell>
          <table:table-cell table:style-name="Table3.A1" office:value-type="string">
            <text:p text:style-name="P24">0</text:p>
          </table:table-cell>
        </table:table-row>
        <table:table-row table:style-name="Table3.1">
          <table:table-cell table:style-name="Table3.A1" office:value-type="string">
            <text:p text:style-name="P59">3.1.</text:p>
          </table:table-cell>
          <table:table-cell table:style-name="Table3.A1" office:value-type="string">
            <text:p text:style-name="P14">Архитектура проекта</text:p>
          </table:table-cell>
          <table:table-cell table:style-name="Table3.A1" office:value-type="string">
            <text:p text:style-name="P24">0</text:p>
          </table:table-cell>
        </table:table-row>
        <table:table-row table:style-name="Table3.1">
          <table:table-cell table:style-name="Table3.A1" office:value-type="string">
            <text:p text:style-name="P59">3.2.</text:p>
          </table:table-cell>
          <table:table-cell table:style-name="Table3.A1" office:value-type="string">
            <text:p text:style-name="P14">Структуры данных</text:p>
          </table:table-cell>
          <table:table-cell table:style-name="Table3.A1" office:value-type="string">
            <text:p text:style-name="P15">0</text:p>
          </table:table-cell>
        </table:table-row>
        <table:table-row table:style-name="Table3.1">
          <table:table-cell table:style-name="Table3.A1" office:value-type="string">
            <text:p text:style-name="P59">3.3</text:p>
          </table:table-cell>
          <table:table-cell table:style-name="Table3.A1" office:value-type="string">
            <text:p text:style-name="P14">Основные методы</text:p>
          </table:table-cell>
          <table:table-cell table:style-name="Table3.A1" office:value-type="string">
            <text:p text:style-name="P15">0</text:p>
          </table:table-cell>
        </table:table-row>
        <table:table-row table:style-name="Table3.1">
          <table:table-cell table:style-name="Table3.A1" office:value-type="string">
            <text:p text:style-name="P14">4.</text:p>
          </table:table-cell>
          <table:table-cell table:style-name="Table3.A1" office:value-type="string">
            <text:p text:style-name="P14">Тестирование</text:p>
          </table:table-cell>
          <table:table-cell table:style-name="Table3.A1" office:value-type="string">
            <text:p text:style-name="P15">0</text:p>
          </table:table-cell>
        </table:table-row>
        <table:table-row table:style-name="Table3.1">
          <table:table-cell table:style-name="Table3.A1" office:value-type="string">
            <text:p text:style-name="P59">4.1</text:p>
          </table:table-cell>
          <table:table-cell table:style-name="Table3.A1" office:value-type="string">
            <text:p text:style-name="P14">Тестирование графического интерфейса</text:p>
          </table:table-cell>
          <table:table-cell table:style-name="Table3.A1" office:value-type="string">
            <text:p text:style-name="P15">0</text:p>
          </table:table-cell>
        </table:table-row>
        <table:table-row table:style-name="Table3.1">
          <table:table-cell table:style-name="Table3.A1" office:value-type="string">
            <text:p text:style-name="P59">4.2</text:p>
          </table:table-cell>
          <table:table-cell table:style-name="Table3.A1" office:value-type="string">
            <text:p text:style-name="P14">Тестирование кода алгоритма</text:p>
          </table:table-cell>
          <table:table-cell table:style-name="Table3.A1" office:value-type="string">
            <text:p text:style-name="P15">0</text:p>
          </table:table-cell>
        </table:table-row>
        <table:table-row table:style-name="Table3.1">
          <table:table-cell table:style-name="Table3.A1" office:value-type="string">
            <text:p text:style-name="P59">4.3</text:p>
          </table:table-cell>
          <table:table-cell table:style-name="Table3.A1" office:value-type="string">
            <text:p text:style-name="P14">…</text:p>
          </table:table-cell>
          <table:table-cell table:style-name="Table3.A1" office:value-type="string">
            <text:p text:style-name="P15">0</text:p>
          </table:table-cell>
        </table:table-row>
        <table:table-row table:style-name="Table3.1">
          <table:table-cell table:style-name="Table3.A1" office:value-type="string">
            <text:p text:style-name="P16"/>
          </table:table-cell>
          <table:table-cell table:style-name="Table3.A1" office:value-type="string">
            <text:p text:style-name="P14">Заключение</text:p>
          </table:table-cell>
          <table:table-cell table:style-name="Table3.A1" office:value-type="string">
            <text:p text:style-name="P24">0</text:p>
          </table:table-cell>
        </table:table-row>
        <table:table-row table:style-name="Table3.1">
          <table:table-cell table:style-name="Table3.A1" office:value-type="string">
            <text:p text:style-name="P25"/>
          </table:table-cell>
          <table:table-cell table:style-name="Table3.A1" office:value-type="string">
            <text:p text:style-name="P14">Список использованных источников</text:p>
          </table:table-cell>
          <table:table-cell table:style-name="Table3.A1" office:value-type="string">
            <text:p text:style-name="P24">0</text:p>
          </table:table-cell>
        </table:table-row>
        <table:table-row table:style-name="Table3.1">
          <table:table-cell table:style-name="Table3.A1" office:value-type="string">
            <text:p text:style-name="P25"/>
          </table:table-cell>
          <table:table-cell table:style-name="Table3.A1" office:value-type="string">
            <text:p text:style-name="P14">Приложение А. Исходный код – только в электронном виде</text:p>
          </table:table-cell>
          <table:table-cell table:style-name="Table3.A1" office:value-type="string">
            <text:p text:style-name="P15">0</text:p>
          </table:table-cell>
        </table:table-row>
      </table:table>
      <text:p text:style-name="P18"/>
      <text:p text:style-name="P30">введение</text:p>
      <text:p text:style-name="P35"/>
      <text:p text:style-name="P38">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3829584559" text:style-name="WW8Num4">
        <text:list-item>
          <text:p text:style-name="P62">определить архитектуру проекта</text:p>
        </text:list-item>
        <text:list-item>
          <text:p text:style-name="P62">реализовать представление графа, алгоритм</text:p>
        </text:list-item>
        <text:list-item>
          <text:p text:style-name="P62">создать графический интерфейс</text:p>
        </text:list-item>
        <text:list-item>
          <text:p text:style-name="P62">прописать логику визуализации пошагового выполнения алгоритма</text:p>
        </text:list-item>
      </text:list>
      <text:p text:style-name="P40"/>
      <text:p text:style-name="P30">1. требования к программе</text:p>
      <text:p text:style-name="P6"/>
      <text:p text:style-name="P41">1.1.1 <text:s/>Требования к вводу-выводу исходных данных</text:p>
      <text:p text:style-name="P44">Пользователь должен иметь возможность:</text:p>
      <text:list xml:id="list3834112307" text:style-name="WW8Num5">
        <text:list-item>
          <text:p text:style-name="P65">Сохранить граф в файл .<text:span text:style-name="T40">graph</text:span></text:p>
        </text:list-item>
        <text:list-item>
          <text:p text:style-name="P69">Загрузить граф из файла .<text:span text:style-name="T40">graph</text:span></text:p>
        </text:list-item>
      </text:list>
      <text:p text:style-name="P83"><text:tab/><text:span text:style-name="T25">Хранение графа выполняется в текстовом файле в кодировке UTF8. Формат хранения графа .</text:span><text:span text:style-name="T24">graph </text:span><text:span text:style-name="T25">(построчно):</text:span></text:p>
      <text:list xml:id="list64131037492924" text:continue-numbering="true" text:style-name="WW8Num5">
        <text:list-item>
          <text:p text:style-name="P68">Число (N), означающее количество узлов графа.</text:p>
        </text:list-item>
        <text:list-item>
          <text:p text:style-name="P74">N строк вида $"{имя_узла} {позиция_x} {позиция_y}".</text:p>
        </text:list-item>
        <text:list-item>
          <text:p text:style-name="P71">Число (M), означающее количество дуг графа.</text:p>
        </text:list-item>
        <text:list-item>
          <text:p text:style-name="P70"><text:span text:style-name="T43">M строк вида $"{имя_исходящего_узла} {имя_входящего_узла}".</text:span></text:p>
        </text:list-item>
      </text:list>
      <text:p text:style-name="P32"><text:span text:style-name="T12">1.1.2 <text:s/></text:span><text:span text:style-name="T5">Требования </text:span><text:span text:style-name="T9">редактору графов</text:span></text:p>
      <text:p text:style-name="P49">На рис. 1 представлен эскиз будущего интерфейса программы.</text:p>
      <text:p text:style-name="P45">Пользователь должен иметь возможность:</text:p>
      <text:list xml:id="list64130830828281" text:continue-numbering="true" text:style-name="WW8Num5">
        <text:list-item>
          <text:p text:style-name="P66">Очистить граф (удалить все узлы и рёбра): <text:span text:style-name="T38">при выборе в меню «</text:span><text:span text:style-name="T39">Edit</text:span><text:span text:style-name="T38">» пункта «</text:span><text:span text:style-name="T39">Clear</text:span><text:span text:style-name="T38">»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66">Создать узел <text:span text:style-name="T41">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72">Создать дугу между двумя узлами: <text:span text:style-name="T34">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66"><text:soft-page-break/>Удалить выделенный узел: <text:span text:style-name="T35">после выделения узла и нажатия клавиши </text:span><text:span text:style-name="T39">Delete</text:span><text:span text:style-name="T35"> будет вызван метод, удаляющий все связанные с этой вершиной дуги, а затем и саму вершину</text:span></text:p>
        </text:list-item>
        <text:list-item>
          <text:p text:style-name="P67">Удалить выделенную дугу: <text:span text:style-name="T36">после выделения дуги и нажатия клавиши </text:span><text:span text:style-name="T39">Delete</text:span><text:span text:style-name="T36"> будет вызван метод, удаляющий данную дугу из всех контейнеров, хранящих дуги в графе.</text:span></text:p>
        </text:list-item>
        <text:list-item>
          <text:p text:style-name="P73">Переименовать узел: <text:s/><text:span text:style-name="T35">после выделения узла и нажатия клавиши </text:span><text:span text:style-name="T39">“R”</text:span><text:span text:style-name="T35">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73"/>
        </text:list-item>
      </text:list>
      <text:p text:style-name="P57"><draw:frame draw:style-name="fr1" draw:name="Изображение1" text:anchor-type="as-char" svg:width="6.6929in" svg:height="4.5575in" draw:z-index="1"><draw:image xlink:href="Pictures/10000000000003FE000002B8615D1F35928921BB.png" xlink:type="simple" xlink:show="embed" xlink:actuate="onLoad" loext:mime-type="image/png"/></draw:frame></text:p>
      <text:list xml:id="list64130033767642" text:continue-numbering="true" text:style-name="WW8Num5">
        <text:list-header>
          <text:p text:style-name="P76">Рисунок 1 — Эскиз интерфейса</text:p>
          <text:p text:style-name="P75"/>
        </text:list-header>
      </text:list>
      <text:p text:style-name="P50">1.1.3 Требования к визуализации</text:p>
      <text:p text:style-name="P54"><text:s/><text:span text:style-name="T42">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47">Необходимо реализовать следующие функции:</text:p>
      <text:list xml:id="list987973882" text:style-name="WW8Num6">
        <text:list-item>
          <text:p text:style-name="P77">Запуск алгоритма</text:p>
        </text:list-item>
        <text:list-item>
          <text:p text:style-name="P77">Запуск алгоритма пошагово</text:p>
        </text:list-item>
        <text:list-item>
          <text:p text:style-name="P77">Выполнить один шаг вперёд</text:p>
        </text:list-item>
        <text:list-item>
          <text:p text:style-name="P77">Выполнить один шаг назад</text:p>
        </text:list-item>
        <text:list-item>
          <text:p text:style-name="P77">Пауза выполнения алгоритма</text:p>
        </text:list-item>
        <text:list-item>
          <text:p text:style-name="P77">Остановка и сброс выполнения алгоритма</text:p>
        </text:list-item>
        <text:list-item>
          <text:p text:style-name="P81">Настройка скорости визуализации</text:p>
        </text:list-item>
      </text:list>
      <text:p text:style-name="P46"><text:span text:style-name="T27">В</text:span><text:span text:style-name="T29">изуализация алгоритма будет заключат</text:span><text:span text:style-name="T30">ь</text:span><text:span text:style-name="T29">ся в выводе шагов обхода графа (путём окрашивания вершин в разные цвета) и изменения направления рёбер графа. </text:span><text:span text:style-name="T31">Найденные компоненты сильной связности будут окрашиваться в различные цвета. </text:span><text:span text:style-name="T29">Пользователь сможет останавливать </text:span><text:span text:style-name="T28">визуализацию алгори</text:span><text:span text:style-name="T32">т</text:span><text:span text:style-name="T28">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31">(сообщения о загрузке и сохранении графа, количество вершин и ребер в нем, текущее состояние алгоритма (запущен, остановлен, на паузе</text:span><text:span text:style-name="T33">,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31">), какие компоненты были найдены и какие вершины в них входят)</text:span><text:span text:style-name="T28">. </text:span><text:span text:style-name="T31">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51"/>
      <text:p text:style-name="P55"/>
      <text:p text:style-name="P29"><text:span text:style-name="T11">2</text:span><text:span text:style-name="T17">. План разработки и распределение ролей в бригаде</text:span></text:p>
      <text:p text:style-name="P6"/>
      <text:p text:style-name="P41">2.1. План разработки</text:p>
      <text:list xml:id="list2222397123" text:style-name="WW8Num7">
        <text:list-item>
          <text:p text:style-name="P63">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63">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64">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41">2.2. Распределение ролей в бригаде</text:p>
      <text:list xml:id="list1490084526" text:style-name="WW8Num8">
        <text:list-item>
          <text:p text:style-name="P80"><text:span text:style-name="T1">Самойлова Анна (</text:span><text:span text:style-name="T3">8303</text:span><text:span text:style-name="T1">) — логика алгоритма</text:span></text:p>
        </text:list-item>
        <text:list-item>
          <text:p text:style-name="P79">Гоголев Евгений (8381) — логика визуализации</text:p>
        </text:list-item>
        <text:list-item>
          <text:p text:style-name="P78">Сахаров Виктор (8381) — графический интерфейс</text:p>
        </text:list-item>
      </text:list>
      <text:p text:style-name="P48"/>
      <text:p text:style-name="P30">3. Особенности реализации</text:p>
      <text:p text:style-name="P6"/>
      <text:p text:style-name="P41">3.1. Архитектура проета</text:p>
      <text:p text:style-name="P32"><text:span text:style-name="T6">UML-</text:span><text:span text:style-name="T10">диаграмма проекта представлена ниже на рис. 2</text:span></text:p>
      <text:p text:style-name="P43"/>
      <text:p text:style-name="P34"><draw:frame draw:style-name="fr2" draw:name="Image2" text:anchor-type="char" svg:width="6.6917in" svg:height="5.2862in" draw:z-index="0"><draw:image xlink:href="Pictures/10000000000005CE000004966637A830CD9D65BB.png" xlink:type="simple" xlink:show="embed" xlink:actuate="onLoad" loext:mime-type="image/png"/></draw:frame><text:span text:style-name="T10">Рисунок 2 — </text:span><text:span text:style-name="T6">UML-</text:span><text:span text:style-name="T10">диаграмма проекта</text:span></text:p>
      <text:p text:style-name="P42"/>
      <text:p text:style-name="P41">3.2. О<text:span text:style-name="T37">собенности хранения графа</text:span></text:p>
      <text:p text:style-name="P82">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58"><text:span text:style-name="T21">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26">Graph.save</text:span></text:a><text:span text:style-name="T21">) объект класса Graph преобразуется в текстовое представление и записывается в файл </text:span><text:span text:style-name="T22">с расширением </text:span><text:soft-page-break/><text:span text:style-name="T22">.</text:span><text:span text:style-name="T23">graph</text:span><text:span text:style-name="T21">. Если файл уже существует, то происходит перезапись с удалением старых данных.</text:span></text:p>
      <text:p text:style-name="P52">3.3 Отображение графа</text:p>
      <text:p text:style-name="P53">Отображение графа в окне приложения будет осуществляться с использованием стандартных средств библиотеки swing для рисования.</text:p>
      <text:p text:style-name="P30">4. тестирование</text:p>
      <text:p text:style-name="P6"/>
      <text:p text:style-name="P41">4.1. Первый подраздел третьего раздела</text:p>
      <text:p text:style-name="P41"/>
      <text:p text:style-name="P41">4.2. Второй подраздел третьего раздела</text:p>
      <text:p text:style-name="P20"/>
      <text:p text:style-name="P30">заключение</text:p>
      <text:p text:style-name="P35"/>
      <text:p text:style-name="P38">Кратко подвести итоги, проанализировать соответствие поставленной цели и полученного результата.</text:p>
      <text:p text:style-name="P27"/>
      <text:p text:style-name="P30">список использованных источников</text:p>
      <text:p text:style-name="P4"/>
      <text:p text:style-name="P33"><text:span text:style-name="T13">Ниже представлены примеры библиографического описания, </text:span><text:span text:style-name="T18">В качестве названия источника</text:span><text:span text:style-name="T13"> в примерах приводится вариант, в котором применяется то или иное библиографическое описание.</text:span></text:p>
      <text:p text:style-name="P38">1. Иванов И. И. Книга одного-трех авторов. М.: Издательство, 2010. 000 с.</text:p>
      <text:p text:style-name="P38">2. Книга четырех авторов / И. И. Иванов, П. П. Петров, С. С. Сидоров, В. В. Васильев. СПб.: Издательство, 2010. 000 с.</text:p>
      <text:p text:style-name="P38">3. Книга пяти и более авторов / И. И. Иванов, П. П. Петров, С. С. Сидоров и др.. СПб.: Издательство, 2010. 000 с.</text:p>
      <text:p text:style-name="P38">4. Описание книги под редакцией / под ред. И.И. Иванова СПб., Издательство, 2010. 000 с.</text:p>
      <text:p text:style-name="P38">5. Иванов И.И. Описание учебного пособия и текста лекций: учеб. пособие. СПб.: Изд-во СПбГЭТУ «ЛЭТИ», 2010. 000 с.</text:p>
      <text:p text:style-name="P38">6. Описание методических указаний / сост.: И.И. Иванов, П.П. Петров. СПб.: Изд-во СПбГЭТУ «ЛЭТИ», 2010. 000 с.</text:p>
      <text:p text:style-name="P38">7. Иванов И.И. Описание статьи с одним-тремя авторами из журнала // Название журнала. 2010, вып. (№) 00. С. 000–000.</text:p>
      <text:p text:style-name="P38">8. Описание статьи с четырьмя и более авторами из журнала / И. И. Иванов, П. П. Петров, С. С. Сидоров и др. // Название журнала. 2010, вып. (№) 00. С. 000–000.</text:p>
      <text:p text:style-name="P38">9. Иванов И.И. Описание тезисов доклада с одним-тремя авторами / Название конференции: тез. докл. III международной науч.-техн. конф., СПб, <text:s/>00–00 янв. 2000 г. / СПбГЭТУ «ЛЭТИ», СПБ, 2010, С. 000–000.</text:p>
      <text:p text:style-name="P38">10. Описание тезисов доклада с четырьмя и более авторами / И. И. Иванов, П. П. Петров, С. С. Сидоров и др. // Название конференции: тез. докл. III международной науч.-техн. конф., СПб, <text:s/>00–00 янв. 2000 г. / СПбГЭТУ «ЛЭТИ», СПБ, 2010, С. 000–000.</text:p>
      <text:p text:style-name="P38">11. Описание электронного ресурса // Наименование сайта. URL: http://east-front.narod.ru/memo/latchford.htm (дата обращения: 00.00.2010).</text:p>
      <text:p text:style-name="P38"><text:soft-page-break/>12. ГОСТ 0.0–00. Описание стандартов. М.: Изд-во стандартов, 2010.</text:p>
      <text:p text:style-name="P38">13. Пат. RU 00000000. Описание патентных документов / И. И. Иванов, П. П. Петров, С. С. Сидоров. Опубл. 00.00.2010. Бюл. № 00.</text:p>
      <text:p text:style-name="P33"><text:span text:style-name="T1">14. </text:span><text:bookmark text:name="_GoBack"/><text:span text:style-name="T1">Иванов И.И. Описание авторефератов диссертаций: автореф. дисс. канд. техн. наук / СПбГЭТУ «ЛЭТИ», СПБ, 2010.</text:span></text:p>
      <text:p text:style-name="P38">15. Описание федерального закона: Федер. закон [принят Гос. Думой 00.00.2010] // Собрание законодательств РФ. 2010. № 00. Ст. 00. С. 000–000.</text:p>
      <text:p text:style-name="P38">16. Описание федерального постановления: постановление Правительства Рос. Федерации от 00.00.2010 № 00000 // Опубликовавшее издание. 2010. № 0. С. 000–000.</text:p>
      <text:p text:style-name="P38">17. Описание указа: указ Президента РФ от 00.00.2010 № 00 // Опубликовавшее издание. 2010. № 0. С. 000–000.</text:p>
      <text:p text:style-name="P27"/>
      <text:p text:style-name="P30">приложение А</text:p>
      <text:p text:style-name="P5">Название приложения</text:p>
      <text:p text:style-name="P28">полный код программы должен быть в приложении, печатать его не над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20-07-08T06:41:27.901000000</dc:date>
    <meta:print-date>2015-07-17T12:06:00</meta:print-date>
    <meta:editing-cycles>18</meta:editing-cycles>
    <meta:editing-duration>PT4H49M56S</meta:editing-duration>
    <meta:generator>LibreOffice/6.1.1.2$Windows_x86 LibreOffice_project/5d19a1bfa650b796764388cd8b33a5af1f5baa1b</meta:generator>
    <meta:document-statistic meta:table-count="3" meta:image-count="2" meta:object-count="0" meta:page-count="16" meta:paragraph-count="188" meta:word-count="1631" meta:character-count="11637" meta:non-whitespace-character-count="10212"/>
  </office:meta>
</office:document-meta>
</file>